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dcdcaa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om</text:span> <text:span text:style-name="T2">gtts</text:span> <text:span text:style-name="T1">import</text:span> <text:span text:style-name="T2">gTTS</text:span></text:p>
      <text:p text:style-name="P1"><text:span text:style-name="T1">import</text:span> <text:span text:style-name="T2">os</text:span> </text:p>
      <text:p text:style-name="P2"/>
      <text:p text:style-name="P1"><text:span text:style-name="T3">text</text:span> = <text:span text:style-name="T4">"Haii hw are You"</text:span></text:p>
      <text:p text:style-name="P1"><text:span text:style-name="T3">output</text:span> = <text:span text:style-name="T2">gTTS</text:span>(<text:span text:style-name="T3">text</text:span>=<text:span text:style-name="T3">text</text:span>,<text:span text:style-name="T3">lang</text:span>=<text:span text:style-name="T4">'en'</text:span>,<text:span text:style-name="T3">slow</text:span>=<text:span text:style-name="T5">False</text:span>)</text:p>
      <text:p text:style-name="P1"><text:span text:style-name="T3">output</text:span>.<text:span text:style-name="T6">save</text:span>(<text:span text:style-name="T4">'output.mp3'</text:span>)</text:p>
      <text:p text:style-name="P1"><text:span text:style-name="T2">os</text:span>.<text:span text:style-name="T6">system</text:span>(<text:span text:style-name="T4">'mpg321 output.mp3'</text:span>)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09:18:17.574166429</meta:creation-date>
    <dc:date>2022-10-06T09:18:42.277984784</dc:date>
    <meta:editing-duration>PT25S</meta:editing-duration>
    <meta:editing-cycles>1</meta:editing-cycles>
    <meta:document-statistic meta:table-count="0" meta:image-count="0" meta:object-count="0" meta:page-count="1" meta:paragraph-count="6" meta:word-count="18" meta:character-count="155" meta:non-whitespace-character-count="142"/>
    <meta:generator>LibreOffice/7.3.6.2$Linux_X86_64 LibreOffice_project/30$Build-2</meta:generator>
  </office:meta>
</office:document-meta>
</file>